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style:font-name="Arial Black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1. Schowaj mnie</text:span><text:span text:style-name="T1"><text:line-break/></text:span><text:span text:style-name="T1">pod skrzydła Swe,</text:span><text:span text:style-name="T1"><text:line-break/></text:span><text:span text:style-name="T1">ukryj mnie</text:span><text:span text:style-name="T1"><text:line-break/></text:span><text:span text:style-name="T1">w silnej dłoni Swej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Kiedy fale mórz</text:span><text:span text:style-name="T1"><text:line-break/></text:span><text:span text:style-name="T1">chcą porwać mnie,</text:span><text:span text:style-name="T1"><text:line-break/></text:span><text:span text:style-name="T1">Z Tobą wzniosę się,</text:span><text:span text:style-name="T1"><text:line-break/></text:span><text:span text:style-name="T1">poniesiesz m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Panie, Królem Tyś</text:span><text:span text:style-name="T1"><text:line-break/></text:span><text:span text:style-name="T1">spienionych wód,</text:span><text:span text:style-name="T1"><text:line-break/></text:span><text:span text:style-name="T1">Ja ufam Ci,</text:span><text:span text:style-name="T1"><text:line-break/></text:span><text:span text:style-name="T1">Ty jesteś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2. Odpocznę dziś</text:span><text:span text:style-name="T1"><text:line-break/></text:span><text:span text:style-name="T1">w ramionach Twych.</text:span><text:span text:style-name="T1"><text:line-break/></text:span><text:span text:style-name="T1">Dusza ma</text:span><text:span text:style-name="T1"><text:line-break/></text:span><text:span text:style-name="T1">w Tobie będzie trwać.</text:span><text:span text:style-name="T1"><text:line-break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Kiedy fale mórz</text:span><text:span text:style-name="T1"><text:line-break/></text:span><text:span text:style-name="T1">chcą porwać mnie,</text:span><text:span text:style-name="T1"><text:line-break/></text:span><text:span text:style-name="T1">Z Tobą wzniosę się,</text:span><text:span text:style-name="T1"><text:line-break/></text:span><text:span text:style-name="T1">poniesiesz m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Panie, Królem Tyś</text:span><text:span text:style-name="T1"><text:line-break/></text:span><text:span text:style-name="T1">spienionych wód,</text:span><text:span text:style-name="T1"><text:line-break/></text:span><text:span text:style-name="T1">Ja ufam Ci,</text:span><text:span text:style-name="T1"><text:line-break/></text:span><text:span text:style-name="T1">Ty jesteś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3T09:37:38.481000000</dc:date>
    <meta:editing-duration>PT1H14M3S</meta:editing-duration>
    <meta:editing-cycles>25</meta:editing-cycles>
    <meta:generator>LibreOffice/4.1.2.3$Windows_x86 LibreOffice_project/40b2d7fde7e8d2d7bc5a449dc65df4d08a7dd38</meta:generator>
    <meta:document-statistic meta:object-count="39"/>
  </office:meta>
</office:document-meta>
</file>